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text-properties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ntarell" fo:font-weight="normal" officeooo:rsid="001267dd" officeooo:paragraph-rsid="001267dd" style:font-weight-asian="normal" style:font-weight-complex="normal"/>
    </style:style>
    <style:style style:name="P5" style:family="paragraph" style:parent-style-name="Standard">
      <style:text-properties style:font-name="Cantarell" officeooo:paragraph-rsid="000d153a"/>
    </style:style>
    <style:style style:name="P6" style:family="paragraph" style:parent-style-name="Standard">
      <style:paragraph-properties fo:text-align="start" style:justify-single-word="false"/>
      <style:text-properties style:font-name="Cantarell"/>
    </style:style>
    <style:style style:name="P7" style:family="paragraph" style:parent-style-name="Standard">
      <style:paragraph-properties fo:text-align="start" style:justify-single-word="false"/>
      <style:text-properties style:font-name="Cantarell" officeooo:paragraph-rsid="001b0822"/>
    </style:style>
    <style:style style:name="P8" style:family="paragraph" style:parent-style-name="Standard">
      <style:text-properties fo:color="#a7074b" loext:opacity="100%" style:font-name="Cantarell"/>
    </style:style>
    <style:style style:name="P9" style:family="paragraph" style:parent-style-name="Standard">
      <style:text-properties fo:color="#a7074b" loext:opacity="100%" style:font-name="Cantarell" officeooo:paragraph-rsid="000da179"/>
    </style:style>
    <style:style style:name="P10" style:family="paragraph" style:parent-style-name="Standard">
      <style:text-properties fo:color="#a7074b" loext:opacity="100%" style:font-name="Cantarel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a7074b" loext:opacity="100%" style:font-name="Cantarell" fo:font-size="14pt" fo:font-weight="bold" officeooo:paragraph-rsid="000d153a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a7074b" loext:opacity="100%" style:font-name="Cantarell" officeooo:paragraph-rsid="000d153a"/>
    </style:style>
    <style:style style:name="P13" style:family="paragraph" style:parent-style-name="Standard">
      <style:text-properties fo:color="#3465a4" loext:opacity="100%" style:font-name="Cantarell" fo:font-size="14pt" fo:font-weight="bold" officeooo:paragraph-rsid="000da17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ntarell" officeooo:rsid="000c75aa" officeooo:paragraph-rsid="001b0822"/>
    </style:style>
    <style:style style:name="P15" style:family="paragraph" style:parent-style-name="Standard">
      <style:paragraph-properties fo:text-align="start" style:justify-single-word="false"/>
      <style:text-properties style:font-name="Cantarell" fo:font-weight="normal" officeooo:rsid="000c75aa" officeooo:paragraph-rsid="001b082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weight="normal" officeooo:paragraph-rsid="001b0822" style:font-weight-asian="normal" style:font-weight-complex="normal"/>
    </style:style>
    <style:style style:name="P17" style:family="paragraph" style:parent-style-name="Standard" style:list-style-name="L1">
      <style:text-properties style:font-name="Cantarell"/>
    </style:style>
    <style:style style:name="P18" style:family="paragraph" style:parent-style-name="Standard" style:list-style-name="L1">
      <style:text-properties style:font-name="Cantarell" officeooo:paragraph-rsid="000f9e80"/>
    </style:style>
    <style:style style:name="P19" style:family="paragraph" style:parent-style-name="Standard" style:list-style-name="L2">
      <style:text-properties style:font-name="Cantarell"/>
    </style:style>
    <style:style style:name="P20" style:family="paragraph" style:parent-style-name="Standard" style:list-style-name="L2">
      <style:text-properties style:font-name="Cantarell" officeooo:paragraph-rsid="000d153a"/>
    </style:style>
    <style:style style:name="P21" style:family="paragraph" style:parent-style-name="Standard" style:list-style-name="L3">
      <style:text-properties style:font-name="Cantarell" officeooo:paragraph-rsid="000d153a"/>
    </style:style>
    <style:style style:name="P22" style:family="paragraph" style:parent-style-name="Standard" style:list-style-name="L4">
      <style:text-properties style:font-name="Cantarell" officeooo:paragraph-rsid="000d153a"/>
    </style:style>
    <style:style style:name="P23" style:family="paragraph" style:parent-style-name="Standard" style:list-style-name="L5">
      <style:text-properties style:font-name="Cantarell" officeooo:paragraph-rsid="000d153a"/>
    </style:style>
    <style:style style:name="P24" style:family="paragraph" style:parent-style-name="Standard" style:list-style-name="L7">
      <style:text-properties style:font-name="Cantarell"/>
    </style:style>
    <style:style style:name="P25" style:family="paragraph" style:parent-style-name="Standard" style:list-style-name="L7">
      <style:text-properties style:font-name="Cantarell" officeooo:paragraph-rsid="000d153a"/>
    </style:style>
    <style:style style:name="P26" style:family="paragraph" style:parent-style-name="Standard" style:list-style-name="L8">
      <style:text-properties style:font-name="Cantarell" officeooo:paragraph-rsid="000d153a"/>
    </style:style>
    <style:style style:name="P27" style:family="paragraph" style:parent-style-name="Standard" style:list-style-name="L8">
      <style:text-properties style:font-name="Cantarell" officeooo:paragraph-rsid="0017169b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paragraph-rsid="000c75aa"/>
    </style:style>
    <style:style style:name="P30" style:family="paragraph" style:parent-style-name="Standard" style:list-style-name="L1">
      <style:text-properties officeooo:paragraph-rsid="000f9e80"/>
    </style:style>
    <style:style style:name="P31" style:family="paragraph" style:parent-style-name="Standard" style:list-style-name="L1">
      <style:text-properties officeooo:paragraph-rsid="000d153a"/>
    </style:style>
    <style:style style:name="P32" style:family="paragraph" style:parent-style-name="Standard" style:list-style-name="L1">
      <style:text-properties officeooo:paragraph-rsid="001f85f3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text-properties officeooo:paragraph-rsid="000d153a"/>
    </style:style>
    <style:style style:name="P35" style:family="paragraph" style:parent-style-name="Standard" style:list-style-name="L3">
      <style:text-properties officeooo:paragraph-rsid="000d153a"/>
    </style:style>
    <style:style style:name="P36" style:family="paragraph" style:parent-style-name="Standard" style:list-style-name="L4">
      <style:text-properties officeooo:paragraph-rsid="000d153a"/>
    </style:style>
    <style:style style:name="P37" style:family="paragraph" style:parent-style-name="Standard" style:list-style-name="L6">
      <style:text-properties officeooo:paragraph-rsid="000d153a"/>
    </style:style>
    <style:style style:name="T1" style:family="text">
      <style:text-properties officeooo:rsid="000c75aa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9e80" style:font-size-asian="14pt" style:font-weight-asian="bold" style:font-size-complex="14pt" style:font-weight-complex="bold"/>
    </style:style>
    <style:style style:name="T4" style:family="text">
      <style:text-properties style:font-name="Cantarell"/>
    </style:style>
    <style:style style:name="T5" style:family="text">
      <style:text-properties style:font-name="Cantarell" officeooo:rsid="000c75aa"/>
    </style:style>
    <style:style style:name="T6" style:family="text">
      <style:text-properties style:font-name="Cantarell" officeooo:rsid="000d153a"/>
    </style:style>
    <style:style style:name="T7" style:family="text">
      <style:text-properties style:font-name="Cantarell" officeooo:rsid="000da179"/>
    </style:style>
    <style:style style:name="T8" style:family="text">
      <style:text-properties style:font-name="Cantarell" fo:font-weight="bold" style:font-weight-asian="bold" style:font-weight-complex="bold"/>
    </style:style>
    <style:style style:name="T9" style:family="text">
      <style:text-properties style:font-name="Cantarell" fo:font-weight="bold" officeooo:rsid="000f9e80" style:font-weight-asian="bold" style:font-weight-complex="bold"/>
    </style:style>
    <style:style style:name="T10" style:family="text">
      <style:text-properties style:font-name="Cantarell" fo:font-weight="bold" officeooo:rsid="001db09f" style:font-weight-asian="bold" style:font-weight-complex="bold"/>
    </style:style>
    <style:style style:name="T11" style:family="text">
      <style:text-properties style:font-name="Cantarell" officeooo:rsid="000f9e80"/>
    </style:style>
    <style:style style:name="T12" style:family="text">
      <style:text-properties style:font-name="Cantarell" officeooo:rsid="001db09f"/>
    </style:style>
    <style:style style:name="T13" style:family="text">
      <style:text-properties style:font-name="Cantarell" fo:font-weight="normal" officeooo:rsid="001db09f" style:font-weight-asian="normal" style:font-weight-complex="normal"/>
    </style:style>
    <style:style style:name="T14" style:family="text">
      <style:text-properties fo:font-size="20pt" fo:font-weight="bold" officeooo:rsid="000c75aa" style:font-size-asian="20pt" style:font-weight-asian="bold" style:font-size-complex="20pt" style:font-weight-complex="bold"/>
    </style:style>
    <style:style style:name="T15" style:family="text">
      <style:text-properties officeooo:rsid="000f7f4d"/>
    </style:style>
    <style:style style:name="T16" style:family="text">
      <style:text-properties officeooo:rsid="000f9e8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text:tab/><text:tab/><text:tab/><text:tab/></text:span><text:span text:style-name="T14">TANMAY BALA</text:span></text:p>
      <text:p text:style-name="P14"><text:tab/><text:tab/></text:p>
      <text:p text:style-name="P15">PHONE: <text:tab/><text:tab/>+919742569242</text:p>
      <text:p text:style-name="P7"><text:span text:style-name="T17">EMAIL: <text:tab/><text:tab/></text:span><text:a xlink:type="simple" xlink:href="mailto:tanmaykumarbala@gmail.com" text:style-name="Internet_20_link" text:visited-style-name="Visited_20_Internet_20_Link"><text:span text:style-name="T17">tanmaykumarbala@gmail.com</text:span></text:a></text:p>
      <text:p text:style-name="P16">Linked-In: <text:tab/><text:tab/>linkedin.com/in/tanmay-bala-47137498</text:p>
      <text:p text:style-name="P16">Own Project: <text:tab/>github.com/tanmaybala/Link</text:p>
      <text:p text:style-name="P4"/>
      <text:p text:style-name="P2">Overall <text:span text:style-name="T15">7</text:span> years of experience in the field of Software Testing along with Automation and Leadership skills in one of the leading organization.</text:p>
      <text:p text:style-name="P13"/>
      <text:p text:style-name="P9"><text:span text:style-name="T3">Professional</text:span><text:span text:style-name="T2"> Summary:</text:span></text:p>
      <text:list xml:id="list3204668139" text:style-name="L1">
        <text:list-item>
          <text:p text:style-name="P29"><text:span text:style-name="T4">Currently associated with </text:span><text:span text:style-name="T8">“Microfocus Software”</text:span><text:span text:style-name="T4"> in Bangalore as “Senior Software Engineer” from year 2014.</text:span></text:p>
        </text:list-item>
        <text:list-item>
          <text:p text:style-name="P17">Excellent in making Test scenarios, Test cases.</text:p>
        </text:list-item>
        <text:list-item>
          <text:p text:style-name="P28"><text:span text:style-name="T4">Excellent Knowledge of software automation in </text:span><text:span text:style-name="T8">User Interface </text:span><text:span text:style-name="T9">(Selenium, Auto-IT) </text:span><text:span text:style-name="T4">and </text:span><text:span text:style-name="T8">Command line </text:span><text:span text:style-name="T9">(Shell Scripting, Curl)</text:span><text:span text:style-name="T8"> </text:span><text:span text:style-name="T4">and </text:span><text:span text:style-name="T8">API (REST) </text:span><text:span text:style-name="T4">automation.</text:span></text:p>
        </text:list-item>
        <text:list-item>
          <text:p text:style-name="P30"><text:span text:style-name="T4">Excellent knowledge of Functional, Regression, Integration, Adhoc an</text:span><text:span text:style-name="T5">d </text:span><text:span text:style-name="T4">End to end testing.</text:span></text:p>
        </text:list-item>
        <text:list-item>
          <text:p text:style-name="P30"><text:span text:style-name="T4">Excellent in </text:span><text:span text:style-name="T8">Automation</text:span><text:span text:style-name="T4">, </text:span><text:span text:style-name="T8">Manual</text:span><text:span text:style-name="T4"> </text:span><text:span text:style-name="T8">Testing</text:span><text:span text:style-name="T4"> and </text:span><text:span text:style-name="T8">Debugging</text:span><text:span text:style-name="T4"> skills in various platform</text:span></text:p>
          <text:list>
            <text:list-item>
              <text:p text:style-name="P30"><text:span text:style-name="T8">Windows</text:span><text:span text:style-name="T4">.</text:span></text:p>
            </text:list-item>
            <text:list-item>
              <text:p text:style-name="P30"><text:span text:style-name="T8">Mac</text:span><text:span text:style-name="T4"> OS.</text:span></text:p>
            </text:list-item>
            <text:list-item>
              <text:p text:style-name="P30"><text:span text:style-name="T8">Linux</text:span><text:span text:style-name="T4"> Distribution (Opensuse Leap 15, SLED, Ubuntu).</text:span></text:p>
            </text:list-item>
          </text:list>
        </text:list-item>
        <text:list-item>
          <text:p text:style-name="P32"><text:span text:style-name="T4">Very good in making and managing </text:span><text:span text:style-name="T8">“Continues Integration” </text:span><text:span text:style-name="T4">using </text:span><text:span text:style-name="T8">Jenkins CI</text:span><text:span text:style-name="T4"> tools, </text:span><text:span text:style-name="T10">Docker </text:span><text:span text:style-name="T13">and</text:span><text:span text:style-name="T10"> Kubernetes</text:span><text:span text:style-name="T4">.</text:span></text:p>
        </text:list-item>
        <text:list-item>
          <text:p text:style-name="P18">Very good analysis, design skills.</text:p>
        </text:list-item>
        <text:list-item>
          <text:p text:style-name="P28"><text:span text:style-name="T4">Good knowledge of basic programming with </text:span><text:span text:style-name="T8">core Java</text:span><text:span text:style-name="T4">.</text:span></text:p>
        </text:list-item>
        <text:list-item>
          <text:p text:style-name="P28"><text:span text:style-name="T4">Very good knowledge of </text:span><text:span text:style-name="T8">automation framework</text:span><text:span text:style-name="T4"> (Making new and managing).</text:span></text:p>
        </text:list-item>
        <text:list-item>
          <text:p text:style-name="P28"><text:span text:style-name="T4">Very Good knowledge on </text:span><text:span text:style-name="T8">SDLC, STLC, Test Models and Methodologies</text:span><text:span text:style-name="T4">.</text:span></text:p>
        </text:list-item>
        <text:list-item>
          <text:p text:style-name="P31"><text:span text:style-name="T4">Currently leading a team of four in Automation following </text:span><text:span text:style-name="T8">Agile Methodology</text:span><text:span text:style-name="T4">.</text:span></text:p>
        </text:list-item>
        <text:list-item>
          <text:p text:style-name="P31"><text:span text:style-name="T4">Very good knowledge of </text:span><text:span text:style-name="T8">Bugzilla</text:span><text:span text:style-name="T4"> (Bug tracking tool).</text:span></text:p>
        </text:list-item>
        <text:list-item>
          <text:p text:style-name="P28"><text:span text:style-name="T4">Basic Knowledge of </text:span><text:span text:style-name="T8">Security tools.</text:span></text:p>
        </text:list-item>
      </text:list>
      <text:p text:style-name="P8"/>
      <text:p text:style-name="P10"><text:span text:style-name="T16">Tech </text:span>Skills:</text:p>
      <text:list xml:id="list2202539532" text:style-name="L2">
        <text:list-item>
          <text:p text:style-name="P20">Manual Testing: Writing, Review and manage Test Cases and Test Plans, Functional Testing, Regression Testing, Integration Testing, Defect management.</text:p>
        </text:list-item>
        <text:list-item>
          <text:p text:style-name="P20">Automation Testing: Framework design (Data and Keyword driven, Hybrid framework),</text:p>
        </text:list-item>
        <text:list-item>
          <text:p text:style-name="P20">Programming Language: Core Java.</text:p>
        </text:list-item>
        <text:list-item>
          <text:p text:style-name="P20">Tools:</text:p>
          <text:list>
            <text:list-item>
              <text:p text:style-name="P34"><text:span text:style-name="T4">UX (Web, Desktop): </text:span><text:span text:style-name="T8">Selenium</text:span><text:span text:style-name="T4">, Auto IT, Mac Apple Script.</text:span></text:p>
            </text:list-item>
            <text:list-item>
              <text:p text:style-name="P34"><text:span text:style-name="T4">Command line: </text:span><text:span text:style-name="T8">Shell script</text:span><text:span text:style-name="T4">, </text:span><text:span text:style-name="T11">Curl</text:span><text:span text:style-name="T4">.</text:span></text:p>
            </text:list-item>
            <text:list-item>
              <text:p text:style-name="P34"><text:span text:style-name="T4">API: </text:span><text:span text:style-name="T8">REST</text:span><text:span text:style-name="T4">.</text:span></text:p>
            </text:list-item>
          </text:list>
        </text:list-item>
        <text:list-item>
          <text:p text:style-name="P33"><text:span text:style-name="T4">Continues Integration: </text:span><text:span text:style-name="T8">Jenkins, </text:span><text:span text:style-name="T10">Docker and Kubernetes</text:span><text:span text:style-name="T8">.</text:span></text:p>
        </text:list-item>
        <text:list-item>
          <text:p text:style-name="P33"><text:span text:style-name="T4">Platform knowledge: Windows 7 and 10, </text:span><text:span text:style-name="T8">Mac</text:span><text:span text:style-name="T4"> OS, </text:span><text:span text:style-name="T8">Linux</text:span><text:span text:style-name="T4"> Distribution (Opensuse, SLED, </text:span><text:span text:style-name="T11">Ubuntu(Deb)</text:span><text:span text:style-name="T4">).</text:span></text:p>
        </text:list-item>
        <text:list-item>
          <text:p text:style-name="P33"><text:span text:style-name="T4">Security tools: </text:span><text:span text:style-name="T8">Nessus, Zap, </text:span><text:span text:style-name="T9">Web-inspect,</text:span><text:span text:style-name="T4"> SQL Map.</text:span></text:p>
        </text:list-item>
        <text:list-item>
          <text:p text:style-name="P19"><text:soft-page-break/>Domain: <text:span text:style-name="T18">EFSS</text:span>, CRM.</text:p>
        </text:list-item>
      </text:list>
      <text:p text:style-name="P3"/>
      <text:p text:style-name="P11">Organizational Experience:</text:p>
      <text:list xml:id="list1217826025" text:style-name="L3">
        <text:list-item>
          <text:p text:style-name="P21">Company: Micro Focus.</text:p>
        </text:list-item>
        <text:list-item>
          <text:p text:style-name="P21">Year: July 2014 – Till date.</text:p>
          <text:p text:style-name="P21"/>
        </text:list-item>
        <text:list-item>
          <text:p text:style-name="P35"><text:span text:style-name="T4">Product/Team: </text:span><text:span text:style-name="T8">Filr.</text:span></text:p>
        </text:list-item>
        <text:list-item>
          <text:p text:style-name="P21">Designation: Senior Software Engineer.</text:p>
        </text:list-item>
        <text:list-item>
          <text:p text:style-name="P21">Project experience: Sept 2015 – till date.</text:p>
        </text:list-item>
        <text:list-item>
          <text:p text:style-name="P21">Team Size: 14 Members.</text:p>
        </text:list-item>
        <text:list-item>
          <text:p text:style-name="P21">Domain: EFSS.</text:p>
        </text:list-item>
        <text:list-item>
          <text:p text:style-name="P21">Description:</text:p>
          <text:list>
            <text:list-item>
              <text:p text:style-name="P21">Micro Focus Filr provides file access and sharing, and lets users access</text:p>
            </text:list-item>
          </text:list>
        </text:list-item>
      </text:list>
      <text:p text:style-name="P1">their home directories and network folders from desktops, mobile</text:p>
      <text:p text:style-name="P1">devices, and the Web. Users can also synchronize their files to their PC</text:p>
      <text:p text:style-name="P1">or Mac. Changes that they make to downloaded copies are kept in sync</text:p>
      <text:p text:style-name="P1">with the originals on their network file servers. And finally, users can</text:p>
      <text:p text:style-name="P1">also share files internally and externally, and those with the share can</text:p>
      <text:p text:style-name="P5">collaborate with each other by commenting on the files.</text:p>
      <text:p text:style-name="P5"/>
      <text:list xml:id="list3552251026" text:style-name="L4">
        <text:list-item>
          <text:p text:style-name="P22">Roles and Responsibilities:</text:p>
          <text:list>
            <text:list-item>
              <text:p text:style-name="P22">Leading an automation team having 4 members.</text:p>
            </text:list-item>
            <text:list-item>
              <text:p text:style-name="P22">Make new Test, Review and execute.</text:p>
            </text:list-item>
            <text:list-item>
              <text:p text:style-name="P22">Do Functional, Regression, Adhoc, NCT etc.</text:p>
            </text:list-item>
            <text:list-item>
              <text:p text:style-name="P22">Automate new test-case, maintain and execute on build basis.</text:p>
            </text:list-item>
            <text:list-item>
              <text:p text:style-name="P22">Created and managing continues integration using Jenkins.</text:p>
            </text:list-item>
            <text:list-item>
              <text:p text:style-name="P22">Handle UX, CLI and API automation for multiple platforms (WEB, Windows, Mac Linux and REST).</text:p>
            </text:list-item>
            <text:list-item>
              <text:p text:style-name="P22">Debug automation code and give fixes in case of failure.</text:p>
            </text:list-item>
            <text:list-item>
              <text:p text:style-name="P22">Do planning and review for automation.</text:p>
            </text:list-item>
            <text:list-item>
              <text:p text:style-name="P22">Own Multiple features end to end and complete automation.</text:p>
            </text:list-item>
            <text:list-item>
              <text:p text:style-name="P22">Managing Bugs in Bugzilla.</text:p>
            </text:list-item>
            <text:list-item>
              <text:p text:style-name="P22">Lead others in Debugging to narrow down the issue.</text:p>
            </text:list-item>
            <text:list-item>
              <text:p text:style-name="P22">Subject Matter Expert (POC) of product Mac Client and Automation.</text:p>
            </text:list-item>
          </text:list>
        </text:list-item>
      </text:list>
      <text:p text:style-name="P1"/>
      <text:p text:style-name="P1"/>
      <text:list xml:id="list103315892218022" text:continue-numbering="true" text:style-name="L4">
        <text:list-item>
          <text:p text:style-name="P36"><text:span text:style-name="T4">Product/Team: </text:span><text:span text:style-name="T8">OES.</text:span></text:p>
        </text:list-item>
        <text:list-item>
          <text:p text:style-name="P22">Designation: Software Engineer.</text:p>
        </text:list-item>
        <text:list-item>
          <text:p text:style-name="P22">Project experience: 1 years.</text:p>
        </text:list-item>
        <text:list-item>
          <text:p text:style-name="P22">Team Size: 23 Members.</text:p>
        </text:list-item>
        <text:list-item>
          <text:p text:style-name="P22">Domain: EFSS.</text:p>
        </text:list-item>
        <text:list-item>
          <text:p text:style-name="P22">Description:</text:p>
          <text:list>
            <text:list-item>
              <text:p text:style-name="P22">Open Enterprise Server (OES) is a server operating system designed for shared network resources and a virtualization-computing environment. It is a combination of NetWare and SUSE Linux enterprise server and can be installed like any of the <text:soft-page-break/>two depending upon the Installation. It is also known as OES-Linux and OES-Netware, when installed like Linux and NetWare respectively.</text:p>
            </text:list-item>
            <text:list-item>
              <text:p text:style-name="P22"/>
            </text:list-item>
          </text:list>
        </text:list-item>
        <text:list-item>
          <text:p text:style-name="P36"><text:span text:style-name="T5">R</text:span><text:span text:style-name="T4">oles and Responsibilities:</text:span></text:p>
        </text:list-item>
        <text:list-item>
          <text:p text:style-name="P22">Automation: Automate new Test-cases in multiple platform like WEB, WINDOWS, MAC, and LINUX (SLED) using java.</text:p>
        </text:list-item>
        <text:list-item>
          <text:p text:style-name="P22">Modify and Manage Automation framework and new code for different component.</text:p>
        </text:list-item>
        <text:list-item>
          <text:p text:style-name="P22">Running and publishing results on daily builds.</text:p>
        </text:list-item>
        <text:list-item>
          <text:p text:style-name="P22">Debug in case of any failures and give automation fixes.</text:p>
        </text:list-item>
        <text:list-item>
          <text:p text:style-name="P22">Own Features like:</text:p>
          <text:list>
            <text:list-item>
              <text:p text:style-name="P36"><text:span text:style-name="T4">Installation, Ifolder, I</text:span><text:span text:style-name="T7">M</text:span><text:span text:style-name="T4">anager.</text:span></text:p>
            </text:list-item>
          </text:list>
        </text:list-item>
        <text:list-item>
          <text:p text:style-name="P22">Filing Bugs.</text:p>
        </text:list-item>
      </text:list>
      <text:p text:style-name="P1"/>
      <text:p text:style-name="P1"/>
      <text:p text:style-name="P10">Education:</text:p>
      <text:list xml:id="list2840042592" text:style-name="L5">
        <text:list-item>
          <text:p text:style-name="P23">Schooling and Graduation:</text:p>
          <text:list>
            <text:list-item>
              <text:p text:style-name="P23">BE form Takshshila institute of Engineering and Technology, Jabalpur, MP, 2012.</text:p>
            </text:list-item>
            <text:list-item>
              <text:p text:style-name="P23">12th from Guru Gobindh Singh Khalsa Higher Secondary school 2010 with 58%.</text:p>
            </text:list-item>
            <text:list-item>
              <text:p text:style-name="P23">10th form Guru Gobindh Singh Khalsa Higher Secondary school 2008 with 66%. </text:p>
            </text:list-item>
          </text:list>
        </text:list-item>
      </text:list>
      <text:p text:style-name="P12"/>
      <text:p text:style-name="P11">Certification:</text:p>
      <text:list xml:id="list1787916391" text:style-name="L6">
        <text:list-item>
          <text:p text:style-name="P37"><text:span text:style-name="T6">T</text:span><text:span text:style-name="T4">esting Certified form Qspiders, Bangalore, 2014.</text:span></text:p>
        </text:list-item>
        <text:list-item>
          <text:p text:style-name="P37"><text:span text:style-name="T4">ACCP (Aptech computer certified professional) from Aptech </text:span><text:span text:style-name="T6">J</text:span><text:span text:style-name="T4">abalpur, MP, 2012.</text:span></text:p>
        </text:list-item>
      </text:list>
      <text:p text:style-name="P12"/>
      <text:p text:style-name="P11">Significant Accomplishments:</text:p>
      <text:list xml:id="list2338113064" text:style-name="L7">
        <text:list-item>
          <text:p text:style-name="P25">Recognized by Manages for completing a successful investigation on cloud integration to our product. </text:p>
        </text:list-item>
        <text:list-item>
          <text:p text:style-name="P25">Recognized by Manages for completing feature automation on time for customer.</text:p>
        </text:list-item>
        <text:list-item>
          <text:p text:style-name="P24">Recognized by Team member and Manger for helping other team in creating the automation framework.</text:p>
        </text:list-item>
        <text:list-item>
          <text:p text:style-name="P24">3 years of service award.</text:p>
        </text:list-item>
      </text:list>
      <text:p text:style-name="P1"/>
      <text:p text:style-name="P10">Personal Details:</text:p>
      <text:list xml:id="list3462911312" text:style-name="L8">
        <text:list-item>
          <text:p text:style-name="P26">Date of Birth:<text:tab/><text:tab/>05-Sept-1989</text:p>
        </text:list-item>
        <text:list-item>
          <text:p text:style-name="P27">Current Location:<text:tab/>Kaggadaspura , Bangalore</text:p>
        </text:list-item>
        <text:list-item>
          <text:p text:style-name="P26">Language Known:<text:tab/>English, Hindi and Bengali</text:p>
        </text:list-item>
      </text:list>
      <text:p text:style-name="P5"/>
      <text:p text:style-name="P5"/>
      <text:p text:style-name="P1">I hereby declare that the information furnished above is true to the best of my</text:p>
      <text:p text:style-name="P1">knowledge.</text:p>
      <text:p text:style-name="P1"/>
      <text:p text:style-name="P1"/>
      <text:p text:style-name="P1">Signatur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23:09:26.127129340</meta:creation-date>
    <dc:date>2021-07-08T10:33:14.340010491</dc:date>
    <meta:editing-duration>PT33M27S</meta:editing-duration>
    <meta:editing-cycles>13</meta:editing-cycles>
    <meta:generator>LibreOffice/7.1.4.2$Linux_X86_64 LibreOffice_project/10$Build-2</meta:generator>
    <meta:document-statistic meta:table-count="0" meta:image-count="0" meta:object-count="0" meta:page-count="3" meta:paragraph-count="102" meta:word-count="817" meta:character-count="5201" meta:non-whitespace-character-count="4543"/>
  </office:meta>
</office:document-meta>
</file>